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81900000592B08EA335A39A5AF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068cm" svg:x="1.016cm" svg:y="8.603cm">
          <draw:image xlink:href="Pictures/100000000000081900000592B08EA335A39A5AF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5:42:48.249654013</meta:creation-date>
    <dc:date>2018-04-26T15:43:08.910640138</dc:date>
    <meta:editing-duration>PT21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